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FreeMono" svg:font-family="FreeMono" style:font-family-generic="modern" style:font-pitch="fixed"/>
    <style:font-face style:name="cmex10" svg:font-family="cmex10" style:font-pitch="variable"/>
    <style:font-face style:name="cmmi10" svg:font-family="cmmi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3701in" table:align="center" style:shadow="none"/>
    </style:style>
    <style:style style:name="Table1.A" style:family="table-column">
      <style:table-column-properties style:column-width="5.3701in"/>
    </style:style>
    <style:style style:name="Table1.A1" style:family="table-cell">
      <style:table-cell-properties fo:background-color="transparent" fo:padding="0.0382in" fo:border="0.05pt solid #000000">
        <style:background-image/>
      </style:table-cell-properties>
    </style:style>
    <style:style style:name="P1" style:family="paragraph" style:parent-style-name="Text_20_body">
      <style:text-properties fo:language="lt" fo:country="LT" officeooo:rsid="0035bef2" officeooo:paragraph-rsid="0035bef2"/>
    </style:style>
    <style:style style:name="P2" style:family="paragraph" style:parent-style-name="Text_20_body">
      <style:text-properties officeooo:rsid="004ef00e" officeooo:paragraph-rsid="004ef00e"/>
    </style:style>
    <style:style style:name="P3" style:family="paragraph" style:parent-style-name="Text_20_body">
      <style:paragraph-properties fo:line-height="100%"/>
      <style:text-properties style:font-name="FreeMono" fo:font-size="12pt" fo:language="lt" fo:country="LT" fo:font-style="normal" officeooo:rsid="0052e589" officeooo:paragraph-rsid="00532b7c" style:font-name-asian="Droid Sans" style:font-size-asian="10.5pt" style:font-style-asian="normal" style:font-name-complex="FreeSans" style:font-size-complex="12pt" style:font-style-complex="normal"/>
    </style:style>
    <style:style style:name="P4" style:family="paragraph" style:parent-style-name="Text_20_body">
      <style:paragraph-properties fo:line-height="100%"/>
      <style:text-properties style:font-name="FreeMono" fo:font-size="12pt" fo:language="lt" fo:country="LT" fo:font-style="normal" officeooo:rsid="00532b7c" officeooo:paragraph-rsid="00532b7c" style:font-name-asian="Droid Sans" style:font-size-asian="10.5pt" style:font-style-asian="normal" style:font-name-complex="FreeSans" style:font-size-complex="12pt" style:font-style-complex="normal"/>
    </style:style>
    <style:style style:name="P5" style:family="paragraph" style:parent-style-name="Text_20_body">
      <style:text-properties style:font-name="Times New Roman" fo:language="lt" fo:country="LT" officeooo:rsid="0021a491" officeooo:paragraph-rsid="0022d993"/>
    </style:style>
    <style:style style:name="P6" style:family="paragraph" style:parent-style-name="Text_20_body">
      <style:text-properties style:font-name="Times New Roman" fo:language="lt" fo:country="LT" officeooo:rsid="0021a491" officeooo:paragraph-rsid="002cf31f"/>
    </style:style>
    <style:style style:name="P7" style:family="paragraph" style:parent-style-name="Text_20_body">
      <style:text-properties style:font-name="Times New Roman" fo:language="lt" fo:country="LT" officeooo:rsid="0035bef2" officeooo:paragraph-rsid="0035bef2"/>
    </style:style>
    <style:style style:name="P8" style:family="paragraph" style:parent-style-name="Text_20_body">
      <style:text-properties style:font-name="Times New Roman" fo:language="lt" fo:country="LT" officeooo:rsid="0037baba" officeooo:paragraph-rsid="0037baba"/>
    </style:style>
    <style:style style:name="P9" style:family="paragraph" style:parent-style-name="Text_20_body">
      <style:text-properties style:font-name="Times New Roman" fo:language="lt" fo:country="LT" officeooo:rsid="00351d69" officeooo:paragraph-rsid="004ae17d"/>
    </style:style>
    <style:style style:name="P10" style:family="paragraph" style:parent-style-name="Text_20_body" style:list-style-name="L1">
      <style:text-properties style:font-name="Times New Roman" fo:language="lt" fo:country="LT" officeooo:rsid="003a1929" officeooo:paragraph-rsid="003a1929"/>
    </style:style>
    <style:style style:name="P11" style:family="paragraph" style:parent-style-name="Text_20_body" style:list-style-name="L1">
      <style:text-properties style:font-name="Times New Roman" fo:language="lt" fo:country="LT" officeooo:rsid="003df0ec" officeooo:paragraph-rsid="004da03c"/>
    </style:style>
    <style:style style:name="P12" style:family="paragraph" style:parent-style-name="Text_20_body">
      <style:text-properties style:font-name="Times New Roman" fo:language="lt" fo:country="LT" officeooo:rsid="004ef00e" officeooo:paragraph-rsid="004ef00e"/>
    </style:style>
    <style:style style:name="P13" style:family="paragraph" style:parent-style-name="Text_20_body">
      <style:paragraph-properties fo:line-height="100%"/>
      <style:text-properties officeooo:rsid="005b07df" officeooo:paragraph-rsid="005b07df"/>
    </style:style>
    <style:style style:name="P14" style:family="paragraph" style:parent-style-name="Heading_20_1">
      <style:text-properties fo:language="lt" fo:country="LT" officeooo:rsid="0021a491" officeooo:paragraph-rsid="0021a491"/>
    </style:style>
    <style:style style:name="P15" style:family="paragraph" style:parent-style-name="Heading_20_2">
      <style:text-properties fo:language="lt" fo:country="LT"/>
    </style:style>
    <style:style style:name="P16" style:family="paragraph" style:parent-style-name="Heading_20_2">
      <style:text-properties fo:language="lt" fo:country="LT" officeooo:rsid="0021a491" officeooo:paragraph-rsid="0021a491"/>
    </style:style>
    <style:style style:name="P17" style:family="paragraph" style:parent-style-name="Heading_20_2">
      <style:text-properties fo:language="lt" fo:country="LT" officeooo:rsid="0021a491" officeooo:paragraph-rsid="00457a63"/>
    </style:style>
    <style:style style:name="P18" style:family="paragraph" style:parent-style-name="Heading_20_2">
      <style:text-properties fo:language="lt" fo:country="LT" officeooo:paragraph-rsid="004da5db"/>
    </style:style>
    <style:style style:name="P19" style:family="paragraph" style:parent-style-name="Heading_20_2">
      <style:paragraph-properties fo:line-height="100%"/>
      <style:text-properties fo:language="lt" fo:country="LT" officeooo:paragraph-rsid="0052e589"/>
    </style:style>
    <style:style style:name="P20" style:family="paragraph" style:parent-style-name="Heading_20_2">
      <style:paragraph-properties fo:line-height="100%"/>
      <style:text-properties fo:language="lt" fo:country="LT" officeooo:rsid="005b07df" officeooo:paragraph-rsid="005b07df"/>
    </style:style>
    <style:style style:name="P21" style:family="paragraph" style:parent-style-name="Heading_20_2">
      <style:paragraph-properties fo:line-height="100%"/>
      <style:text-properties style:font-name="FreeMono" fo:language="lt" fo:country="LT" fo:font-style="normal" officeooo:paragraph-rsid="00532b7c" style:font-style-asian="normal" style:font-style-complex="normal"/>
    </style:style>
    <style:style style:name="T1" style:family="text">
      <style:text-properties officeooo:rsid="0022d993"/>
    </style:style>
    <style:style style:name="T2" style:family="text">
      <style:text-properties officeooo:rsid="0024d0ba"/>
    </style:style>
    <style:style style:name="T3" style:family="text">
      <style:text-properties fo:language="lt" fo:country="LT"/>
    </style:style>
    <style:style style:name="T4" style:family="text">
      <style:text-properties fo:language="lt" fo:country="LT" officeooo:rsid="005b07df"/>
    </style:style>
    <style:style style:name="T5" style:family="text">
      <style:text-properties fo:language="lt" fo:country="LT" officeooo:rsid="005c6654"/>
    </style:style>
    <style:style style:name="T6" style:family="text">
      <style:text-properties officeooo:rsid="0024daf7"/>
    </style:style>
    <style:style style:name="T7" style:family="text">
      <style:text-properties officeooo:rsid="002e229a"/>
    </style:style>
    <style:style style:name="T8" style:family="text">
      <style:text-properties officeooo:rsid="0035bef2"/>
    </style:style>
    <style:style style:name="T9" style:family="text">
      <style:text-properties officeooo:rsid="0037baba"/>
    </style:style>
    <style:style style:name="T10" style:family="text">
      <style:text-properties officeooo:rsid="00399690"/>
    </style:style>
    <style:style style:name="T11" style:family="text">
      <style:text-properties officeooo:rsid="003a1929"/>
    </style:style>
    <style:style style:name="T12" style:family="text">
      <style:text-properties officeooo:rsid="003ce7fa"/>
    </style:style>
    <style:style style:name="T13" style:family="text">
      <style:text-properties officeooo:rsid="0044c0ad"/>
    </style:style>
    <style:style style:name="T14" style:family="text">
      <style:text-properties officeooo:rsid="00457a63"/>
    </style:style>
    <style:style style:name="T15" style:family="text">
      <style:text-properties officeooo:rsid="0045cc4f"/>
    </style:style>
    <style:style style:name="T16" style:family="text">
      <style:text-properties officeooo:rsid="00479444"/>
    </style:style>
    <style:style style:name="T17" style:family="text">
      <style:text-properties officeooo:rsid="004bdea6"/>
    </style:style>
    <style:style style:name="T18" style:family="text">
      <style:text-properties officeooo:rsid="00500845"/>
    </style:style>
    <style:style style:name="T19" style:family="text">
      <style:text-properties fo:font-size="12pt" fo:font-weight="normal" officeooo:rsid="0052e589" style:font-name-asian="Droid Sans" style:font-size-asian="10.5pt" style:font-weight-asian="normal" style:font-name-complex="FreeSans" style:font-size-complex="12pt" style:font-weight-complex="normal"/>
    </style:style>
    <style:style style:name="T20" style:family="text">
      <style:text-properties fo:font-size="12pt" fo:font-weight="normal" officeooo:rsid="00532b7c" style:font-name-asian="Droid Sans" style:font-size-asian="10.5pt" style:font-weight-asian="normal" style:font-name-complex="FreeSans" style:font-size-complex="12pt" style:font-weight-complex="normal"/>
    </style:style>
    <style:style style:name="T21" style:family="text">
      <style:text-properties officeooo:rsid="00532b7c"/>
    </style:style>
    <style:style style:name="T22" style:family="text">
      <style:text-properties fo:font-weight="bold" style:font-weight-asian="bold" style:font-weight-complex="bold"/>
    </style:style>
    <style:style style:name="T23" style:family="text">
      <style:text-properties fo:font-style="italic" officeooo:rsid="00532b7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Įgyvendinimas</text:h>
      <text:h text:style-name="P16" text:outline-level="2">Pasirinktas <text:span text:style-name="T6">euristinis </text:span>algoritmas</text:h>
      <text:p text:style-name="P6"><text:span text:style-name="T2">Skruzdžių kolonijos nariai sąveikaudami su aplinka netiesiogiai komunikuoja su kitais kolonijos nariais. Pasinaudoję tokiu komunikavimo principu skruzdės sugeba rasti trumpiausius maršrutus iki maisto šaltinio. Nors skruzdės sprendžia trumpiausio kelio uždavinį principai, panaudoti siekiant rasti kiek galima trumpesnį kelią iki maisto šaltinio, gali būti pritaikyti sprendžiant ir kitokio tipo uždavinius. Tai įrodo plačiai paplitę s</text:span>kruzdžių kolonijos optimizacijos algori<text:span text:style-name="T2">t</text:span>mai, <text:span text:style-name="T7">kurie sprendžia</text:span> sudėting<text:span text:style-name="T2">us</text:span> <text:span text:style-name="T2">NP-hard klasei priklausančius uždavinius.[1] Šie algoritmai, kaip galima suprasti iš pavadinimo, yra įkvėpti realiame gyvenime esančių skruzdžių rūšių elgesenos. Tarp šių plačiai paplitusių algoritmų egzistuoja ir tie, kurie sprendžia keliaujančio pirklio uždavinį. Vieni iš žymesnių algortimų: „Ant system“(AS), „Ant colony system“, „MAX-MIN ant system“, „Rank-based ant system“...[1] Siekiant tinkamai suprasti ar gamtoje vykstantys procesai tikrai padės sprendžiant NP-complete ir sunkesnius uždavinius, reikia įgyvendinti pasirinktą algoritmą, kuris sprendžia keliaujančio pirklio uždavinį. Šiam darbui buvo pasirinktas AS algoritmas. Jis buvo pasirinktas dėl šių priežasčių:</text:span></text:p>
      <text:list xml:id="list8744270391156142688" text:style-name="L1">
        <text:list-item>
          <text:p text:style-name="P10">Paprastumo. Esminiai skruzdžių kolonijos modelio pranašumai ir trūkumai nėra užgošti techninėmis detalėmis <text:span text:style-name="T12">ar gretimais optimizavimo metodais</text:span>.</text:p>
        </text:list-item>
        <text:list-item>
          <text:p text:style-name="P11">Tai yra vienas iš pirmųjų skruzdžių kolonijos optimizavimo algoritmų.<text:span text:style-name="T13">[1] Algortimas yra plačiai ištirtas. Išnagrinėjus šio algoritmo sprendinio radimo modelį būtų daug lengviau nagrinėti šio algoritmo idėjomis paremtus išvestinius algoritmus.</text:span></text:p>
        </text:list-item>
      </text:list>
      <text:h text:style-name="P17" text:outline-level="2"><text:span text:style-name="T16">Algortimo ištakos</text:span></text:h>
      <text:p text:style-name="P9"><text:span text:style-name="T11">AS yra skruzdžių kolonijos algoritmų pirmapradininkas</text:span>. <text:span text:style-name="T10">Algoritmas atsirado panašiu laikotarpiu </text:span>trimis variantais vadinamais: „ant-density“, „ant-quantity“, „ant-cycle“ <text:span text:style-name="T8">[4,3,2]</text:span>. <text:span text:style-name="T14">Pagrindinis šių AS versijų skirtumas – briaunų žymėjimas. </text:span>„ant-density“ <text:span text:style-name="T14">ir </text:span>„ant-quantity“ <text:span text:style-name="T14">algoritmuose dirbtinės skruzdės žymėdavo briaunas po kiekvienos briaunos aplankymo, o </text:span>„ant-cycle“ <text:span text:style-name="T15">versijoje briaunų žymėjimas dirbtiniu feromonu vykdavo tik tada, kai maršrutas būdavo randamas. Negana to dirbtinio feromono kiekis, kuris tekdavo maršruto briaunoms būdavo tiesiogiai proporcingas maršruto kokybei. Esant tokiems skirtumams, „ant-cycle“ algoritmas pasirodydavo daug geriau neigu pastarieju du variantai, to pasekoje jie buvo nustelbti ir „ant-cycle“ įgavo plačiai naudojamą „ant system“ pavadinimą.[1] </text:span></text:p>
      <text:h text:style-name="P18" text:outline-level="2"><text:span text:style-name="T17">Pagrindiniai algoritmo žingsniai</text:span></text:h>
      <text:p text:style-name="P12">Pagrindiniai žingsniai apibūdina kokie esminai žingsniai yra atliekami skruzdžių kolonijos optimizacijos(ACO) algoritmo metu. Iš esmės pagrindiniai algoritmo žingsniai yra bendri vis<text:span text:style-name="T18">iems</text:span> <text:span text:style-name="T18">ACO algoritmams sprendžiantiems keliaujančio pirklio uždavinį.[1] Žemiau pateikta esminių žingsnių schema pseudokodu:</text:span></text:p>
      <text:p text:style-name="P2"/>
      <table:table table:name="Table1" table:style-name="Table1">
        <table:table-column table:style-name="Table1.A"/>
        <text:soft-page-break/>
        <table:table-row>
          <table:table-cell table:style-name="Table1.A1" office:value-type="string">
            <text:h text:style-name="P21" text:outline-level="2"><text:span text:style-name="T19">Inicializuo</text:span><text:span text:style-name="T20">ti</text:span><text:span text:style-name="T19"> pradinius parametrus.</text:span></text:h>
            <text:p text:style-name="P3"><text:span text:style-name="T22">While(</text:span>sustojimo sąlyga netenkinama<text:span text:style-name="T22">)</text:span> <text:span text:style-name="T22">do</text:span></text:p>
            <text:p text:style-name="P4"><text:tab/>Rasti sprendinį</text:p>
            <text:p text:style-name="P3"><text:tab/><text:span text:style-name="T21">Panaudoti lokalią paiešką </text:span><text:span text:style-name="T23">%nebūtinas</text:span></text:p>
            <text:p text:style-name="P3"><text:tab/><text:span text:style-name="T21">Atnaujiti informaciją susijusią su feromonais</text:span></text:p>
            <text:p text:style-name="P4"><text:span text:style-name="T22">end</text:span></text:p>
          </table:table-cell>
        </table:table-row>
      </table:table>
      <text:h text:style-name="P19" text:outline-level="2"/>
      <text:h text:style-name="P20" text:outline-level="2">Sprendinio radimas</text:h>
      <text:p text:style-name="P13"><text:span text:style-name="T4">A</text:span><text:span text:style-name="T3">lgoritmui pradėjus darbą kiekvienai iš m skruzdžių yra parenkamas atsitiktinai </text:span><text:span text:style-name="T5">pasirinktas</text:span><text:span text:style-name="T3"> miestas. Skruzdės yra išskirtomos po atsitiktinius miestus, kad būtų stimuliuojama skirtingų kelių paieška. Kiekviename </text:span></text:p>
      <text:h text:style-name="P15" text:outline-level="2">Literatūra</text:h>
      <text:p text:style-name="P5">[1] ACO Algorithms for the Traveling Salesman Problem, Thomas <text:span text:style-name="T1">STUTZLE</text:span> and Marco DORIGO, IRIDIA, Universit ́e Libre de Bruxelles, Belgium</text:p>
      <text:p text:style-name="P7">[<text:span text:style-name="T9">2</text:span>] M. Dorigo, V. Maniezzo, and A. Colorni. Positive Feedback as a Search Strategy. Technical Report 91-016, Dip. Elettronica, Politecnico di Mi-lano, 1991.</text:p>
      <text:p text:style-name="P7">[<text:span text:style-name="T9">3</text:span>] A. Colorni, M. Dorigo, and V. Maniezzo. Distributed Optimization by Ant Colonies. In Proceedings of the First European Conference on Artificial Life (ECAL 91), pages 134–142. Elsevier, 1991.</text:p>
      <text:p text:style-name="P8">[4] M. Dorigo. Optimization, Learning, and Natural Algorithms (in Italian). PhD thesis, Dip. Elettronica, Politecnico di Milano, 199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FreeMono" svg:font-family="FreeMono" style:font-family-generic="modern" style:font-pitch="fixed"/>
    <style:font-face style:name="cmex10" svg:font-family="cmex10" style:font-pitch="variable"/>
    <style:font-face style:name="cmmi10" svg:font-family="cmmi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8:28:16.001760493</meta:creation-date>
    <meta:generator>LibreOffice/4.2.6.3$Linux_X86_64 LibreOffice_project/420m0$Build-3</meta:generator>
    <dc:date>2014-09-10T22:01:58.297797303</dc:date>
    <meta:editing-duration>PT2H15M59S</meta:editing-duration>
    <meta:editing-cycles>62</meta:editing-cycles>
    <meta:document-statistic meta:table-count="1" meta:image-count="0" meta:object-count="0" meta:page-count="2" meta:paragraph-count="22" meta:word-count="459" meta:character-count="3792" meta:non-whitespace-character-count="3350"/>
  </office:meta>
</office:document-meta>
</file>